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newroman" svg:font-family="timesnewroman" style:font-family-generic="roman"/>
  </office:font-face-decls>
  <office:automatic-styles>
    <style:style style:name="P1" style:family="paragraph" style:parent-style-name="Standard">
      <style:paragraph-properties fo:line-height="150%"/>
      <style:text-properties style:font-name="times new roman"/>
    </style:style>
    <style:style style:name="P2" style:family="paragraph" style:parent-style-name="Standard">
      <style:paragraph-properties fo:line-height="150%" fo:text-align="end" style:justify-single-word="false"/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"/>Python Basics</text:p>
      <text:p text:style-name="P1"/>
      <text:p text:style-name="P1"><text:s text:c="4"/>What is Python, and what are some of its key features that make it popular among developers? Provide examples of use cases where Python is particularly effective. <text:s text:c="3"/></text:p>
      <text:p text:style-name="P2"/>
      <text:p text:style-name="P1">Python is a high-level, interpreted programming language known for its readability and simplicity. Key features include:</text:p>
      <text:p text:style-name="P1">- Easy-to-read syntax</text:p>
      <text:p text:style-name="P1">- Extensive standard library</text:p>
      <text:p text:style-name="P1">- Dynamic typing</text:p>
      <text:p text:style-name="P1">- Support for multiple programming paradigms (procedural, object-oriented, functional)</text:p>
      <text:p text:style-name="P1"/>
      <text:p text:style-name="P1"><text:s text:c="4"/>Use Cases: <text:s text:c="3"/></text:p>
      <text:p text:style-name="P1">- Web development (Django, Flask)</text:p>
      <text:p text:style-name="P1">- Data analysis and visualization (Pandas, Matplotlib)</text:p>
      <text:p text:style-name="P1">- Machine learning (TensorFlow, scikit-learn)</text:p>
      <text:p text:style-name="P1">- Scripting and automation</text:p>
      <text:p text:style-name="P1"/>
      <text:p text:style-name="P1"><text:s text:c="4"/>Installing Python</text:p>
      <text:p text:style-name="P1"/>
      <text:p text:style-name="P1"><text:s text:c="4"/>Describe the steps to install Python on your operating system (Windows, macOS, or Linux). Include how to verify the installation and set up a virtual environment. <text:s text:c="3"/></text:p>
      <text:p text:style-name="P1"/>
      <text:p text:style-name="P1"><text:s text:c="4"/>Windows: <text:s text:c="3"/></text:p>
      <text:p text:style-name="P1">1. Download Python installer from [python.org](https://www.python.org).</text:p>
      <text:p text:style-name="P1">2. Run the installer and check "Add Python to PATH".</text:p>
      <text:p text:style-name="P1">3. Verify installation:</text:p>
      <text:p text:style-name="P1"><text:s text:c="14"/></text:p>
      <text:p text:style-name="P1"><text:s text:c="3"/>python --version</text:p>
      <text:p text:style-name="P1"><text:s text:c="15"/></text:p>
      <text:p text:style-name="P1">4. Create a virtual environment:</text:p>
      <text:p text:style-name="P1"><text:s text:c="15"/></text:p>
      <text:p text:style-name="P1"><text:s text:c="3"/>python -m venv myenv</text:p>
      <text:p text:style-name="P1"><text:s text:c="15"/></text:p>
      <text:p text:style-name="P1"/>
      <text:p text:style-name="P1"><text:soft-page-break/><text:s text:c="4"/>Linux: <text:s text:c="3"/></text:p>
      <text:p text:style-name="P1">1. Install Python via package manager:</text:p>
      <text:p text:style-name="P1"><text:s text:c="14"/></text:p>
      <text:p text:style-name="P1"><text:s text:c="3"/>sudo apt-get update</text:p>
      <text:p text:style-name="P1"><text:s text:c="3"/>sudo apt-get install python3</text:p>
      <text:p text:style-name="P1"><text:s text:c="15"/></text:p>
      <text:p text:style-name="P1">2. Verify installation:</text:p>
      <text:p text:style-name="P1"><text:s text:c="14"/></text:p>
      <text:p text:style-name="P1"><text:s text:c="3"/>python3 --version</text:p>
      <text:p text:style-name="P1"><text:s text:c="15"/></text:p>
      <text:p text:style-name="P1">3. Create a virtual environment:</text:p>
      <text:p text:style-name="P1"><text:s text:c="15"/></text:p>
      <text:p text:style-name="P1"><text:s text:c="3"/>python3 -m venv myenv</text:p>
      <text:p text:style-name="P1"><text:s text:c="15"/></text:p>
      <text:p text:style-name="P1"/>
      <text:p text:style-name="P1"><text:s text:c="4"/>Python Syntax and Semantics</text:p>
      <text:p text:style-name="P1"/>
      <text:p text:style-name="P1"><text:s text:c="4"/>Write a simple Python program that prints "Hello, World!" to the console. Explain the basic syntax elements used in the program. <text:s text:c="3"/></text:p>
      <text:p text:style-name="P1"/>
      <text:p text:style-name="P1"><text:s text:c="12"/>python</text:p>
      <text:p text:style-name="P1">print("Hello, World!")</text:p>
      <text:p text:style-name="P1"><text:s text:c="12"/></text:p>
      <text:p text:style-name="P1"/>
      <text:p text:style-name="P1"><text:s text:c="4"/>Explanation: <text:s text:c="3"/></text:p>
      <text:p text:style-name="P1">- <text:s text:c="4"/>print <text:s text:c="3"/>: Built-in function to output text to the console.</text:p>
      <text:p text:style-name="P1">- <text:s text:c="4"/>"Hello, World!" <text:s text:c="3"/>: String literal to be printed.</text:p>
      <text:p text:style-name="P1"/>
      <text:p text:style-name="P1"><text:s text:c="4"/>Data Types and Variables</text:p>
      <text:p text:style-name="P1"/>
      <text:p text:style-name="P1"><text:s text:c="4"/>List and describe the basic data types in Python. Write a short script that demonstrates how to create and use variables of different data types. <text:s text:c="3"/></text:p>
      <text:p text:style-name="P1"/>
      <text:p text:style-name="P1"><text:s text:c="4"/>Basic Data Types: <text:s text:c="3"/></text:p>
      <text:p text:style-name="P1">- <text:s text:c="4"/>int <text:s text:c="3"/>: Integer</text:p>
      <text:p text:style-name="P1"><text:soft-page-break/>- <text:s text:c="4"/>float <text:s text:c="3"/>: Floating-point number</text:p>
      <text:p text:style-name="P1">- <text:s text:c="4"/>str <text:s text:c="3"/>: String</text:p>
      <text:p text:style-name="P1">- <text:s text:c="4"/>bool <text:s text:c="3"/>: Boolean</text:p>
      <text:p text:style-name="P1">- <text:s text:c="4"/>list <text:s text:c="3"/>: List</text:p>
      <text:p text:style-name="P1">- <text:s text:c="4"/>dict <text:s text:c="3"/>: Dictionary</text:p>
      <text:p text:style-name="P1"/>
      <text:p text:style-name="P1"><text:s text:c="7"/></text:p>
      <text:p text:style-name="P1">x = 10 <text:s text:c="11"/>int</text:p>
      <text:p text:style-name="P1">y = 3.14 <text:s text:c="9"/>float</text:p>
      <text:p text:style-name="P1">name = "Alice" <text:s text:c="3"/>str</text:p>
      <text:p text:style-name="P1">is_valid = True <text:s text:c="2"/>bool</text:p>
      <text:p text:style-name="P1">numbers = [1, 2, 3] <text:s text:c="2"/>list</text:p>
      <text:p text:style-name="P1">person = {"name": "Alice", "age": 25} <text:s text:c="2"/>dict</text:p>
      <text:p text:style-name="P1"/>
      <text:p text:style-name="P1">print(x, y, name, is_valid, numbers, person)</text:p>
      <text:p text:style-name="P1"><text:s text:c="12"/></text:p>
      <text:p text:style-name="P1"/>
      <text:p text:style-name="P1"><text:s text:c="4"/>Control Structures</text:p>
      <text:p text:style-name="P1"/>
      <text:p text:style-name="P1"><text:s text:c="4"/>Explain the use of conditional statements and loops in Python. Provide examples of an if-else statement and a for loop. <text:s text:c="3"/></text:p>
      <text:p text:style-name="P1"/>
      <text:p text:style-name="P1"><text:s text:c="4"/>Conditional Statements: <text:s text:c="3"/></text:p>
      <text:p text:style-name="P1"/>
      <text:p text:style-name="P1"><text:s text:c="6"/></text:p>
      <text:p text:style-name="P1">age = 18</text:p>
      <text:p text:style-name="P1">if age &gt;= 18:</text:p>
      <text:p text:style-name="P1"><text:s text:c="4"/>print("Adult")</text:p>
      <text:p text:style-name="P1">else:</text:p>
      <text:p text:style-name="P1"><text:s text:c="4"/>print("Minor")</text:p>
      <text:p text:style-name="P1"><text:s text:c="12"/></text:p>
      <text:p text:style-name="P1"/>
      <text:p text:style-name="P1"><text:s text:c="4"/>Loops: <text:s text:c="3"/></text:p>
      <text:p text:style-name="P1"/>
      <text:p text:style-name="P1"><text:s text:c="11"/></text:p>
      <text:p text:style-name="P1"><text:soft-page-break/>for i in range(5):</text:p>
      <text:p text:style-name="P1"><text:s text:c="4"/>print(i)</text:p>
      <text:p text:style-name="P1"><text:s text:c="12"/></text:p>
      <text:p text:style-name="P1"/>
      <text:p text:style-name="P1"><text:s text:c="4"/>Functions in Python</text:p>
      <text:p text:style-name="P1"/>
      <text:p text:style-name="P1"><text:s text:c="4"/>What are functions in Python, and why are they useful? Write a Python function that takes two arguments and returns their sum. Include an example of how to call this function. <text:s text:c="3"/></text:p>
      <text:p text:style-name="P1"/>
      <text:p text:style-name="P1">Functions are reusable blocks of code that perform a specific task.</text:p>
      <text:p text:style-name="P1"/>
      <text:p text:style-name="P1"><text:s text:c="7"/></text:p>
      <text:p text:style-name="P1">def add(a, b):</text:p>
      <text:p text:style-name="P1"><text:s text:c="4"/>return a + b</text:p>
      <text:p text:style-name="P1"/>
      <text:p text:style-name="P1">result = add(5, 3)</text:p>
      <text:p text:style-name="P1">print(result)</text:p>
      <text:p text:style-name="P1"><text:s text:c="12"/></text:p>
      <text:p text:style-name="P1"/>
      <text:p text:style-name="P1"><text:s text:c="4"/>Lists and Dictionaries</text:p>
      <text:p text:style-name="P1"/>
      <text:p text:style-name="P1"><text:s text:c="4"/>Describe the differences between lists and dictionaries in Python. Write a script that creates a list of numbers and a dictionary with some key-value pairs, then demonstrates basic operations on both. <text:s text:c="3"/></text:p>
      <text:p text:style-name="P1"/>
      <text:p text:style-name="P1"><text:s text:c="4"/>Lists: <text:s text:c="4"/>Ordered collection of elements.</text:p>
      <text:p text:style-name="P1"><text:s text:c="4"/>Dictionaries: <text:s text:c="4"/>Unordered collection of key-value pairs.</text:p>
      <text:p text:style-name="P1"/>
      <text:p text:style-name="P1"><text:s text:c="9"/></text:p>
      <text:p text:style-name="P1"><text:s text:c="2"/>List</text:p>
      <text:p text:style-name="P1">numbers = [1, 2, 3, 4, 5]</text:p>
      <text:p text:style-name="P1">numbers.append(6)</text:p>
      <text:p text:style-name="P1">print(numbers)</text:p>
      <text:p text:style-name="P1"/>
      <text:p text:style-name="P1"><text:s text:c="2"/>Dictionary</text:p>
      <text:p text:style-name="P1">person = {"name": "Alice", "age": 25}</text:p>
      <text:p text:style-name="P1"><text:soft-page-break/>person["city"] = "New York"</text:p>
      <text:p text:style-name="P1">print(person)</text:p>
      <text:p text:style-name="P1"><text:s text:c="12"/></text:p>
      <text:p text:style-name="P1"/>
      <text:p text:style-name="P1"><text:s text:c="4"/>Exception Handling</text:p>
      <text:p text:style-name="P1"/>
      <text:p text:style-name="P1"><text:s text:c="4"/>What is exception handling in Python? Provide an example of how to use try, except, and finally blocks to handle errors in a Python script. <text:s text:c="3"/></text:p>
      <text:p text:style-name="P1"/>
      <text:p text:style-name="P1">Exception handling allows you to handle runtime errors gracefully.</text:p>
      <text:p text:style-name="P1"/>
      <text:p text:style-name="P1"><text:s text:c="10"/></text:p>
      <text:p text:style-name="P1">try:</text:p>
      <text:p text:style-name="P1"><text:s text:c="4"/>x = 1 / 0</text:p>
      <text:p text:style-name="P1">except ZeroDivisionError:</text:p>
      <text:p text:style-name="P1"><text:s text:c="4"/>print("Cannot divide by zero")</text:p>
      <text:p text:style-name="P1">finally:</text:p>
      <text:p text:style-name="P1"><text:s text:c="4"/>print("Execution complete")</text:p>
      <text:p text:style-name="P1"><text:s text:c="12"/></text:p>
      <text:p text:style-name="P1"/>
      <text:p text:style-name="P1"><text:s text:c="4"/>Modules and Packages</text:p>
      <text:p text:style-name="P1"/>
      <text:p text:style-name="P1"><text:s text:c="4"/>Explain the concepts of modules and packages in Python. How can you import and use a module in your script? Provide an example using the math module. <text:s text:c="3"/></text:p>
      <text:p text:style-name="P1"/>
      <text:p text:style-name="P1"><text:s text:c="4"/>Modules: <text:s text:c="4"/>Single files containing Python code.</text:p>
      <text:p text:style-name="P1"><text:s text:c="4"/>Packages: <text:s text:c="4"/>Collections of modules.</text:p>
      <text:p text:style-name="P1"/>
      <text:p text:style-name="P1"><text:s text:c="9"/></text:p>
      <text:p text:style-name="P1">import math</text:p>
      <text:p text:style-name="P1"/>
      <text:p text:style-name="P1">result = math.sqrt(16)</text:p>
      <text:p text:style-name="P1">print(result)</text:p>
      <text:p text:style-name="P1"><text:s text:c="12"/></text:p>
      <text:p text:style-name="P1"/>
      <text:p text:style-name="P1"><text:soft-page-break/><text:s text:c="4"/>File I/O</text:p>
      <text:p text:style-name="P1"/>
      <text:p text:style-name="P1"><text:s text:c="4"/>How do you read from and write to files in Python? Write a script that reads the content of a file and prints it to the console, and another script that writes a list of strings to a file. <text:s text:c="3"/></text:p>
      <text:p text:style-name="P1"/>
      <text:p text:style-name="P1"><text:s text:c="4"/>Read from a file: <text:s text:c="3"/></text:p>
      <text:p text:style-name="P1"/>
      <text:p text:style-name="P1"><text:s text:c="10"/></text:p>
      <text:p text:style-name="P1">with open( <text:s text:c="2"/>example.txt <text:s text:c="2"/>, <text:s text:c="3"/>r <text:s text:c="2"/>) as file:</text:p>
      <text:p text:style-name="P1"><text:s text:c="4"/>content = file.read()</text:p>
      <text:p text:style-name="P1"><text:s text:c="4"/>print(content)</text:p>
      <text:p text:style-name="P1"><text:s text:c="12"/></text:p>
      <text:p text:style-name="P1"/>
      <text:p text:style-name="P1"><text:s text:c="4"/>Write to a file: <text:s text:c="3"/></text:p>
      <text:p text:style-name="P1"/>
      <text:p text:style-name="P1"><text:s text:c="9"/></text:p>
      <text:p text:style-name="P1">lines = ["First line", "Second line", "Third line"]</text:p>
      <text:p text:style-name="P1">with open( <text:s text:c="2"/>output.txt <text:s text:c="2"/>, <text:s text:c="3"/>w <text:s text:c="2"/>) as file:</text:p>
      <text:p text:style-name="P1"><text:s text:c="4"/>for line in lines:</text:p>
      <text:p text:style-name="P1"><text:s text:c="8"/>file.write(line + <text:s text:c="3"/>\n <text:s text:c="2"/>)</text:p>
      <text:p text:style-name="P1"><text:s text:c="1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newroman" svg:font-family="timesnewroman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0T09:13:58.110168636</meta:creation-date>
    <dc:date>2024-07-20T09:18:16.786209307</dc:date>
    <meta:editing-duration>PT4M20S</meta:editing-duration>
    <meta:editing-cycles>1</meta:editing-cycles>
    <meta:document-statistic meta:table-count="0" meta:image-count="0" meta:object-count="0" meta:page-count="6" meta:paragraph-count="138" meta:word-count="663" meta:character-count="4798" meta:non-whitespace-character-count="3487"/>
    <meta:generator>LibreOffice/24.2.4.2$Linux_X86_64 LibreOffice_project/420$Build-2</meta:generator>
  </office:meta>
</office:document-meta>
</file>